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6157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061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06157"/>
    </style:style>
    <style:style style:name="T1" style:family="text">
      <style:text-properties officeooo:rsid="00006157"/>
    </style:style>
    <style:style style:name="T2" style:family="text">
      <style:text-properties fo:font-weight="bold" officeooo:rsid="000061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TOKÓŁ PRZESŁUCHANIA </text:p>
      <text:p text:style-name="Standard"/>
      <text:p text:style-name="Standard"><text:span text:style-name="T1">Numer Sprawy : D-</text:span><text:line-break/></text:p>
      <text:p text:style-name="Standard">Data i miejsce sporządzenia: </text:p>
      <text:p text:style-name="Standard"/>
      <text:p text:style-name="Standard"><text:span text:style-name="T1">P</text:span>rzesłuchujący : </text:p>
      <text:p text:style-name="Standard"/>
      <text:p text:style-name="Standard"/>
      <text:p text:style-name="P1"><text:span text:style-name="T1">Podejrzany :<text:line-break/><text:line-break/>I</text:span>mię i nazwisko :<text:line-break/><text:span text:style-name="T1">Data i miejsce urodzenia :<text:line-break/>Obywatelstwo :<text:line-break/>Adres zamieszkania :<text:line-break/>Zawód :<text:line-break/>Numer PESEL : </text:span></text:p>
      <text:p text:style-name="P1"/>
      <text:p text:style-name="P2">Pouczenie świadka: Świadek został poinformowany o przysługujących mu prawach i obowiązkach, w tym: </text:p>
      <text:p text:style-name="P3"/>
      <text:p text:style-name="P3">1. Obowiązku mówienia prawdy oraz konsekwencjach składania fałszywych <text:span text:style-name="T1">informacji.</text:span></text:p>
      <text:p text:style-name="P3">2. Prawie do odmowy zeznań.</text:p>
      <text:p text:style-name="P3">3. Prawie do uchylenia się od odpowiedzi na pytanie, jeśli mogłoby to narazić świadka lub jego bliskich na odpowiedzialność karną.</text:p>
      <text:p text:style-name="P3"/>
      <text:p text:style-name="P2">Treść przesłuchania : </text:p>
      <text:p text:style-name="P2"/>
      <text:p text:style-name="P2"/>
      <text:p text:style-name="P2"/>
      <text:p text:style-name="P2"/>
      <text:p text:style-name="P3"><text:span text:style-name="T2">Uwagi :<text:line-break/><text:line-break/></text:span><text:line-break/><text:span text:style-name="T1">O</text:span>dczytanie i podpisanie protokołu: Protokół został odczytany, przyjęty i podpisany bez zastrzeżeń <text:line-break/><text:line-break/><text:span text:style-name="T1">Podpisy :<text:line-break/></text:span></text:p>
      <text:p text:style-name="P3">…..<text:line-break/><text:line-break/><text:span text:style-name="T1">Przesłuchujący :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6:27:31.640856300</meta:creation-date>
    <dc:date>2025-03-15T14:14:54.716413200</dc:date>
    <meta:editing-duration>PT5M28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12" meta:word-count="102" meta:character-count="705" meta:non-whitespace-character-count="600"/>
  </office:meta>
</office:document-meta>
</file>